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lvi Nastaleeq1" svg:font-family="'Alvi Nastaleeq'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63.483cm" style:use-optimal-column-width="false"/>
    </style:style>
    <style:style style:name="co2" style:family="table-column">
      <style:table-column-properties style:column-width="72.18cm" style:use-optimal-column-width="false"/>
    </style:style>
    <style:style style:name="ro1" style:family="table-row">
      <style:table-row-properties style:row-height="20.889cm" style:use-optimal-row-height="false"/>
    </style:style>
    <style:style style:name="ro2" style:family="table-row">
      <style:table-row-properties style:row-height="22.413cm" style:use-optimal-row-height="false"/>
    </style:style>
    <style:style style:name="ce1" style:family="table-cell">
      <loext:graphic-properties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2" style:family="table-cell">
      <loext:graphic-properties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/>
      <style:text-properties style:font-name="Alvi Nastaleeq" fo:font-size="200pt" style:font-size-asian="200pt" style:font-name-complex="Alvi Nastaleeq" style:font-size-complex="200pt"/>
    </style:style>
    <style:style style:name="P1" style:family="paragraph">
      <style:paragraph-properties fo:margin-left="1.524cm" fo:margin-right="1.524cm" fo:margin-top="1.524cm" fo:margin-bottom="1.524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fo:font-size="2pt" style:font-size-asian="2pt" style:font-size-complex="2pt"/>
    </style:style>
    <style:style style:name="T2" style:family="text">
      <style:text-properties style:font-name="Alvi Nastaleeq1" style:font-name-asian="Alvi Nastaleeq1" style:font-name-complex="Alvi Nastaleeq1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35.662cm" svg:height="105.968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نادِ علی کا ورد جو کرتی چلی گئی<text:line-break/>عمرِ رواں سکون سے گزرتی چلی گئی<text:span text:style-name="T1"><text:line-break/></text:span><text:span text:style-name="T1"/></text:p>
              </table:table-cell>
              <table:covered-table-cell table:style-name="ce2"/>
            </table:table-row>
            <table:table-row table:style-name="ro2" table:default-cell-style-name="ce1">
              <table:table-cell>
                <text:p text:style-name="P1">دیوانہ وار لوگ بھی مرتے چلے گئے<text:line-break/>تیغِ علی جہاں سے گزرتی چلی گئی<text:span text:style-name="T1"><text:line-break/></text:span><text:span text:style-name="T1"/></text:p>
              </table:table-cell>
              <table:table-cell>
                <text:p text:style-name="P1">جس نے درِ حسین پہ سر کو جھکا دیا<text:line-break/>وہ شخصیت جہاں میں اُبھرتی چلی گئی<text:span text:style-name="T1"><text:line-break/></text:span><text:span text:style-name="T1"/></text:p>
              </table:table-cell>
            </table:table-row>
            <table:table-row table:style-name="ro1" table:default-cell-style-name="ce1">
              <table:table-cell>
                <text:p text:style-name="P1">دنیا سے ذکرِ آلِ محمد نہ رک سکا<text:line-break/>دنیا یہ آرزو لئے مرتی چلی گئی<text:span text:style-name="T1"><text:line-break/></text:span><text:span text:style-name="T1"/></text:p>
              </table:table-cell>
              <table:table-cell>
                <text:p text:style-name="P1">مرحب ہوا میں اُچھلا جو کھا کر علی کی ضرب<text:line-break/>ہاتھوں سے تیغ پیروں سے ڈھرتی چلی گئی<text:span text:style-name="T1"><text:line-break/></text:span><text:span text:style-name="T1"/></text:p>
              </table:table-cell>
            </table:table-row>
            <table:table-row table:style-name="ro1" table:default-cell-style-name="ce1">
              <table:table-cell>
                <text:p text:style-name="P1">فوجِ عُدو پہ ڈال کے ایک سرسری نگاہ<text:line-break/>سر کو اڑاتی سر سے گزرتی چلی گئی<text:span text:style-name="T1"><text:line-break/></text:span><text:span text:style-name="T1"/></text:p>
              </table:table-cell>
              <table:table-cell>
                <text:p text:style-name="P1">میداں میں تیز دستی تیغِ علی نہ پوچھ<text:line-break/>سر سے چلی بدن میں اُترتی چلی گئی<text:span text:style-name="T1"><text:line-break/></text:span><text:span text:style-name="T1"/></text:p>
              </table:table-cell>
            </table:table-row>
            <table:table-row table:style-name="ro1" table:default-cell-style-name="ce1">
              <table:table-cell>
                <text:p text:style-name="P1">گوہر<text:span text:style-name="T2">ؔ</text:span> لحد میں پہنچا جو اشکِ عزا لیئے<text:line-break/>اک روشنی لحد میں اُترتی چلی گئی<text:span text:style-name="T1"><text:line-break/></text:span><text:span text:style-name="T1"/></text:p>
              </table:table-cell>
              <table:table-cell>
                <text:p text:style-name="P1">موت آ رہی تھی دیکھا جو لب پر علی کا نام<text:line-break/>مجھ سے ملے بغیر گزرتی چلی گئی<text:span text:style-name="T1"><text:line-break/></text:span><text:span text:style-name="T1"/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lvi Nastaleeq1" svg:font-family="'Alvi Nastaleeq'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35.661cm" fo:page-height="105.96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7T20:03:34.856907000</meta:creation-date>
    <dc:date>2026-01-27T20:07:17.602046500</dc:date>
    <meta:editing-duration>PT3M43S</meta:editing-duration>
    <meta:editing-cycles>1</meta:editing-cycles>
    <meta:document-statistic meta:object-count="1"/>
    <meta:generator>LibreOffice/25.8.4.2$Windows_X86_64 LibreOffice_project/290daaa01b999472f0c7a3890eb6a550fd74c6df</meta:generator>
  </office:meta>
</office:document-meta>
</file>